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7a75ca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Footnote">
      <style:text-properties officeooo:rsid="043ccc66" officeooo:paragraph-rsid="0e849f1d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9" style:family="paragraph" style:parent-style-name="Standard">
      <style:text-properties officeooo:paragraph-rsid="0ecd4bf5"/>
    </style:style>
    <style:style style:name="P80" style:family="paragraph" style:parent-style-name="Footnote">
      <style:text-properties officeooo:paragraph-rsid="0f025efd"/>
    </style:style>
    <style:style style:name="P81" style:family="paragraph" style:parent-style-name="Footnote">
      <style:text-properties officeooo:paragraph-rsid="0f051f9f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Footnote">
      <style:text-properties officeooo:paragraph-rsid="0f41a60d"/>
    </style:style>
    <style:style style:name="P87" style:family="paragraph" style:parent-style-name="Standard">
      <style:text-properties officeooo:paragraph-rsid="0f466349"/>
    </style:style>
    <style:style style:name="P88" style:family="paragraph" style:parent-style-name="Footnote">
      <style:text-properties officeooo:paragraph-rsid="0f12f362"/>
    </style:style>
    <style:style style:name="P89" style:family="paragraph" style:parent-style-name="Standard">
      <style:text-properties officeooo:paragraph-rsid="0f66ac77"/>
    </style:style>
    <style:style style:name="P90" style:family="paragraph" style:parent-style-name="Standard">
      <style:text-properties officeooo:paragraph-rsid="0f7eefe1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5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2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3" style:family="text">
      <style:text-properties fo:color="#000000" loext:opacity="100%" style:font-name="Liberation Sans" fo:font-size="12pt" style:font-size-asian="12pt" style:font-size-complex="12pt"/>
    </style:style>
    <style:style style:name="T27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5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officeooo:rsid="047da547"/>
    </style:style>
    <style:style style:name="T2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style:font-size-asian="12pt" style:font-size-complex="12pt"/>
    </style:style>
    <style:style style:name="T317" style:family="text">
      <style:text-properties officeooo:rsid="04473353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officeooo:rsid="0aace3cd"/>
    </style:style>
    <style:style style:name="T320" style:family="text">
      <style:text-properties fo:font-size="10pt" style:font-size-asian="10pt" style:font-size-complex="10pt"/>
    </style:style>
    <style:style style:name="T3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officeooo:rsid="0cf7e116"/>
    </style:style>
    <style:style style:name="T325" style:family="text">
      <style:text-properties officeooo:rsid="0b952edb"/>
    </style:style>
    <style:style style:name="T326" style:family="text">
      <style:text-properties loext:padding="0.049cm" loext:border="0.31pt solid #000000"/>
    </style:style>
    <style:style style:name="T327" style:family="text">
      <style:text-properties officeooo:rsid="0eef9ccc"/>
    </style:style>
    <style:style style:name="T328" style:family="text">
      <style:text-properties officeooo:rsid="0e80285f"/>
    </style:style>
    <style:style style:name="T329" style:family="text">
      <style:text-properties officeooo:rsid="0e838e2a"/>
    </style:style>
    <style:style style:name="T330" style:family="text">
      <style:text-properties officeooo:rsid="0e83c34e"/>
    </style:style>
    <style:style style:name="T33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4" style:family="text">
      <style:text-properties fo:color="#808080" loext:opacity="100%" style:font-name="Liberation Sans" fo:font-size="12pt" style:font-size-asian="12pt" style:font-size-complex="12pt"/>
    </style:style>
    <style:style style:name="T34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69"> </text:span></text:span><text:span text:style-name="Strong_20_Emphasis"><text:span text:style-name="T270">LTS</text:span></text:span><text:span text:style-name="T238"><text:note text:id="ftn1" text:note-class="footnote"><text:note-citation>1</text:note-citation><text:note-body><text:p text:style-name="P28"><text:span text:style-name="T277">LTS</text:span><text:span text:style-name="T285"> </text:span><text:span text:style-name="T286">staat voor</text:span><text:span text:style-name="T287"> </text:span><text:span text:style-name="T277">Long-Term Support, langetermijnondersteuning, </text:span><text:span text:style-name="T288">en </text:span><text:span text:style-name="T290">d</text:span><text:span text:style-name="T288">eze </text:span><text:span text:style-name="T288"><text:reference-ref text:reference-format="text" text:ref-name="Distributie">Debian</text:reference-ref></text:span><text:span text:style-name="T288"><text:s/></text:span><text:span text:style-name="T288"><text:reference-ref text:reference-format="text" text:ref-name="Versie">11</text:reference-ref></text:span><text:span text:style-name="T288"><text:s/>LTS (Bullseye) </text:span><text:span text:style-name="T286">van</text:span><text:span text:style-name="T289"> </text:span><text:span text:style-name="T282">augustus 2021 </text:span><text:span text:style-name="T277">wordt </text:span><text:span text:style-name="T283">vijf</text:span><text:span text:style-name="T277"> jaar onder</text:span><text:span text:style-name="T289">houden</text:span><text:span text:style-name="T284"> </text:span><text:span text:style-name="T277">tot </text:span><text:span text:style-name="T282">augustus</text:span><text:span text:style-name="T278"> </text:span><text:span text:style-name="T277">202</text:span><text:span text:style-name="T279">6</text:span><text:span text:style-name="T280">.</text:span></text:p></text:note-body></text:note></text:span><text:span text:style-name="T239"> </text:span><text:reference-mark-start text:name="Editie"/><text:span text:style-name="T242">D</text:span><text:span text:style-name="T240">esktop</text:span><text:reference-mark-end text:name="Editie"/><text:span text:style-name="T241">.</text:span></text:p>
      <text:p text:style-name="P4"/>
      <text:p text:style-name="P84"><text:span text:style-name="T35">Kijk op</text:span><text:span text:style-name="T262"> </text:span><text:a xlink:type="simple" xlink:href="https://karelzimmer.nl/" text:style-name="Internet_20_link" text:visited-style-name="Visited_20_Internet_20_Link"><text:span text:style-name="T9">karelzimmer.nl</text:span></text:a><text:span text:style-name="T262"> </text:span><text:span text:style-name="T291">voor</text:span><text:span text:style-name="T292"> </text:span><text:span text:style-name="T293">deze en andere </text:span><text:span text:style-name="T294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5">(zie toelichting)</text:span><text:span text:style-name="T19">:</text:span></text:p>
      <text:p text:style-name="P31"><text:span text:style-name="Definition"><text:span text:style-name="T297">g</text:span></text:span><text:span text:style-name="Definition"><text:span text:style-name="T296">ebruiker</text:span></text:span><text:span text:style-name="Definition"><text:span text:style-name="T300"><text:tab/><text:tab/></text:span></text:span><text:span text:style-name="Definition"><text:span text:style-name="T316"> <text:tab/><text:tab/></text:span></text:span><text:span text:style-name="T301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1"><text:tab/></text:span><text:span text:style-name="T302">(</text:span><text:span text:style-name="T298">volledige naam, bijv. </text:span><text:span text:style-name="T314">J</text:span><text:span text:style-name="T315">a</text:span><text:span text:style-name="T314">n </text:span><text:span text:style-name="T315">Jansen</text:span><text:span text:style-name="T299">)</text:span></text:p>
      <text:p text:style-name="Standard"><text:span text:style-name="Definition"><text:span text:style-name="T297">g</text:span></text:span><text:span text:style-name="Definition"><text:span text:style-name="T296">ebruikersnaam<text:tab/></text:span></text:span><text:span text:style-name="Definition"><text:span text:style-name="T296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6"><text:tab/></text:span></text:span><text:span text:style-name="T10">(korte naam, bijv. </text:span><text:span text:style-name="T260">j</text:span><text:span text:style-name="T261">a</text:span><text:span text:style-name="T260">n</text:span><text:span text:style-name="T10">)</text:span></text:p>
      <text:p text:style-name="P30"><text:span text:style-name="Definition"><text:span text:style-name="T304">c</text:span></text:span><text:span text:style-name="Definition"><text:span text:style-name="T303">omputernaam<text:tab/><text:tab/></text:span></text:span><text:span text:style-name="Definition"><text:span text:style-name="T301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1"><text:tab/></text:span></text:span><text:span text:style-name="Definition"><text:span text:style-name="T307">(</text:span></text:span><text:span text:style-name="Definition"><text:span text:style-name="T308">naam van de compute</text:span></text:span><text:span text:style-name="Definition"><text:span text:style-name="T309">r, </text:span></text:span><text:span text:style-name="Definition"><text:span text:style-name="T310">bijv. p</text:span></text:span><text:span text:style-name="Definition"><text:span text:style-name="T311">c02</text:span></text:span><text:span text:style-name="Definition"><text:span text:style-name="T307">)</text:span></text:span></text:p>
      <text:p text:style-name="P30"><text:span text:style-name="Definition"><text:span text:style-name="T297">o</text:span></text:span><text:span text:style-name="Definition"><text:span text:style-name="T296">pstartmenu</text:span></text:span><text:span text:style-name="Definition"><text:span text:style-name="T301"><text:tab/><text:tab/><text:tab/></text:span></text:span><text:span text:style-name="Definition"><text:span text:style-name="T301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1"><text:tab/></text:span></text:span><text:span text:style-name="Definition"><text:span text:style-name="T307">(</text:span></text:span><text:span text:style-name="Definition"><text:span text:style-name="T308">to</text:span></text:span><text:span text:style-name="Definition"><text:span text:style-name="T312">ets voor het opstartmedium</text:span></text:span><text:span text:style-name="Definition"><text:span text:style-name="T313">)</text:span></text:span></text:p>
      <text:p text:style-name="P30"><text:span text:style-name="Definition"><text:span text:style-name="T305">i</text:span></text:span><text:span text:style-name="Definition"><text:span text:style-name="T306">nstellingen</text:span></text:span><text:span text:style-name="T307"><text:tab/> <text:tab/><text:tab/></text:span><text:span text:style-name="T307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07"><text:tab/>(</text:span><text:span text:style-name="T308">toets voor het BIOS/UEFI-scherm</text:span><text:span text:style-name="T307">)</text:span></text:p>
      <text:p text:style-name="P33"><text:span text:style-name="Definition"><text:span text:style-name="T332">g</text:span></text:span><text:span text:style-name="Definition"><text:span text:style-name="T331">ebruiker</text:span></text:span><text:span text:style-name="Definition"><text:span text:style-name="T333">2</text:span></text:span><text:span text:style-name="Definition"><text:span text:style-name="T334"><text:tab/></text:span></text:span><text:span text:style-name="Definition"><text:span text:style-name="T344"> <text:tab/><text:tab/></text:span></text:span><text:span text:style-name="T335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5"><text:tab/></text:span><text:span text:style-name="T336">(</text:span><text:span text:style-name="T337">volledige naam </text:span><text:span text:style-name="T338">evt. 2</text:span><text:span text:style-name="T345">e</text:span><text:span text:style-name="T338"> gebruiker</text:span><text:span text:style-name="T339">)</text:span></text:p>
      <text:p text:style-name="P79"><text:span text:style-name="Definition"><text:span text:style-name="T332">g</text:span></text:span><text:span text:style-name="Definition"><text:span text:style-name="T331">ebruikersnaam</text:span></text:span><text:span text:style-name="Definition"><text:span text:style-name="T333">2</text:span></text:span><text:span text:style-name="Definition"><text:span text:style-name="T340"><text:tab/></text:span></text:span><text:span text:style-name="Definition"><text:span text:style-name="T340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0"><text:tab/></text:span></text:span><text:span text:style-name="T341">(korte naam</text:span><text:span text:style-name="T342"> </text:span><text:span text:style-name="T343">evt. 2</text:span><text:span text:style-name="T346">e</text:span><text:span text:style-name="T343"> gebruiker</text:span><text:span text:style-name="T341">)</text:span></text:p>
      <text:p text:style-name="P33"><text:span text:style-name="T248">Vervang </text:span><text:span text:style-name="Definition"><text:span text:style-name="T12">schuingedrukte</text:span></text:span><text:span text:style-name="T248"> </text:span><text:span text:style-name="T249">woorden </text:span><text:span text:style-name="T248">in deze checklist door </text:span><text:span text:style-name="T249">boven</text:span><text:span text:style-name="T248">staande waarden.</text:span></text:p>
      <text:p text:style-name="P38"/>
      <text:p text:style-name="P32"><text:span text:style-name="Strong_20_Emphasis"><text:span text:style-name="T256"/></text:span></text:p>
      <text:p text:style-name="P34"><text:span text:style-name="T258">Nog niet op Linux?</text:span><text:span text:style-name="T250"><text:tab/></text:span><text:span text:style-name="T253"><text:tab/></text:span><text:span text:style-name="T254">G</text:span><text:span text:style-name="T247">ebruik </text:span><text:span text:style-name="Strong_20_Emphasis"><text:span text:style-name="T259">Checklist migratie</text:span></text:span><text:span text:style-name="T247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1"> onder </text:span><text:span text:style-name="T257">Linux</text:span><text:span text:style-name="T252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9"><text:span text:style-name="Strong_20_Emphasis"><text:span text:style-name="T255"/></text:span></text:p>
      <text:p text:style-name="P29"><text:span text:style-name="Strong_20_Emphasis"><text:span text:style-name="T255"/></text:span></text:p>
      <text:list xml:id="list1629806472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8"><text:span text:style-name="T329">Debian-</text:span><text:span text:style-name="T330">p</text:span>akket kz plaatst documenten en scripts van Karel Zimmer <text:span text:style-name="T328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3">De </text:span><text:span text:style-name="T244">Super</text:span><text:span text:style-name="T243">-toets is de Windows</text:span><text:span text:style-name="T245">-</text:span><text:span text:style-name="T246">toets</text:span><text:span text:style-name="T243">, </text:span><text:span text:style-name="T245">C</text:span><text:span text:style-name="T243">ommand-</text:span><text:span text:style-name="T246">toets</text:span><text:span text:style-name="T243">, of </text:span><text:span text:style-name="T245">V</text:span><text:span text:style-name="T243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40"/>
      <text:list xml:id="list194211800298923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3">Start de computer op vanaf </text:span><text:span text:style-name="T274">een </text:span><text:span text:style-name="T274"><text:reference-ref text:reference-format="text" text:ref-name="Distributie">Debian</text:reference-ref></text:span><text:span text:style-name="T274"><text:s/></text:span><text:span text:style-name="Strong_20_Emphasis"><text:span text:style-name="T263"><text:reference-ref text:reference-format="text" text:ref-name="Versie">11</text:reference-ref></text:span></text:span><text:span text:style-name="Strong_20_Emphasis"><text:span text:style-name="T263"><text:s/></text:span></text:span><text:span text:style-name="T275">(</text:span><text:span text:style-name="T276">Live</text:span><text:span text:style-name="T156"><text:note text:id="ftn5" text:note-class="footnote"><text:note-citation>1</text:note-citation><text:note-body><text:p text:style-name="P27"><text:span text:style-name="T317">Vanaf ee</text:span>n Live <text:span text:style-name="T319">USB-stick </text:span><text:span text:style-name="T327">(</text:span><text:span text:style-name="T319">of </text:span><text:span text:style-name="T327">cd/dvd</text:span><text:span text:style-name="T281">)</text:span><text:span text:style-name="T320"> </text:span>kunt <text:span text:style-name="T317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6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1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0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1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0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2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1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8">Locatie</text:span> kies bij <text:span text:style-name="T318">Regio</text:span> voor <text:span text:style-name="T318">Europa</text:span> en klik op <text:span text:style-name="T318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8">Toetsenbord</text:span> kies <text:span text:style-name="T318">English (US)</text:span> en klik op <text:span text:style-name="T318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9"><text:span text:style-name="T6">Bij </text:span><text:span text:style-name="T17">Partities</text:span><text:span text:style-name="T6"> </text:span><text:span text:style-name="T271">selecteer</text:span><text:span text:style-name="T6"> </text:span><text:span text:style-name="T7">de </text:span><text:span text:style-name="T6">gewenste </text:span><text:span text:style-name="T272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2"/></text:span></text:p>
      <text:list xml:id="list194210287519908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3"><text:span text:style-name="T329">Debian-</text:span><text:span text:style-name="T330">p</text:span>akket kz plaatst documenten en scripts van Karel Zimmer <text:span text:style-name="T328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3">De </text:span><text:span text:style-name="T244">Super</text:span><text:span text:style-name="T243">-toets is de Windows</text:span><text:span text:style-name="T245">-</text:span><text:span text:style-name="T246">toets</text:span><text:span text:style-name="T243">, </text:span><text:span text:style-name="T245">C</text:span><text:span text:style-name="T243">ommand-</text:span><text:span text:style-name="T246">toets</text:span><text:span text:style-name="T243">, of </text:span><text:span text:style-name="T245">V</text:span><text:span text:style-name="T243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70"/></text:span></text:p>
      <text:list xml:id="list194211205650222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7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3">D</text:span>e <text:span text:style-name="T326">Super</text:span>-toets <text:span text:style-name="T243">is </text:span>de Windows<text:span text:style-name="T324">-</text:span><text:span text:style-name="T325">toets</text:span>, <text:span text:style-name="T324">C</text:span>ommand-<text:span text:style-name="T325">toets</text:span>, of <text:span text:style-name="T324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4"><text:span text:style-name="Strong_20_Emphasis"><text:span text:style-name="T97"/></text:span></text:p>
      <text:p text:style-name="P19"/>
      <text:p text:style-name="P19"/>
      <text:p text:style-name="P90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4"> installatie van </text:span><text:span text:style-name="T264"><text:reference-ref text:reference-format="text" text:ref-name="Distributie">Debian</text:reference-ref></text:span><text:span text:style-name="T264"><text:s/></text:span><text:span text:style-name="T265"><text:reference-ref text:reference-format="text" text:ref-name="Versie">11</text:reference-ref></text:span><text:span text:style-name="Strong_20_Emphasis"><text:span text:style-name="T267"><text:s/></text:span></text:span><text:span text:style-name="Strong_20_Emphasis"><text:span text:style-name="T268">LTS</text:span></text:span><text:span text:style-name="T266"> </text:span><text:span text:style-name="T264"><text:reference-ref text:reference-format="text" text:ref-name="Editie">Desktop</text:reference-ref></text:span><text:span text:style-name="T264"><text:s/>is voltooid.</text:span></text:p>
      <text:p text:style-name="P43"/>
      <text:p text:style-name="P35"><text:span text:style-name="Emphasis"><text:span text:style-name="T347">Geschreven </text:span></text:span><text:span text:style-name="Emphasis"><text:span text:style-name="T351">in </text:span></text:span><text:span text:style-name="Emphasis"><text:span text:style-name="T350">2021 </text:span></text:span><text:span text:style-name="Emphasis"><text:span text:style-name="T347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8">Karel Zimmer</text:span></text:span></text:a><text:span text:style-name="Emphasis"><text:span text:style-name="T34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49">Creative Commons Publiek Domein Verklaring</text:span></text:span></text:a><text:span text:style-name="Emphasis"><text:span text:style-name="T34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0-31T19:42:09.522055154">31-10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31T19:42:09.358911954</dc:date>
    <meta:keyword>Installatie</meta:keyword>
    <meta:keyword>Checklist</meta:keyword>
    <meta:keyword>Linux</meta:keyword>
    <meta:editing-cycles>6691</meta:editing-cycles>
    <meta:editing-duration>P11DT18H52M5S</meta:editing-duration>
    <meta:print-date>2021-03-23T20:07:57.967210640</meta:print-date>
    <meta:document-statistic meta:table-count="4" meta:image-count="0" meta:object-count="0" meta:page-count="4" meta:paragraph-count="80" meta:word-count="727" meta:character-count="4948" meta:non-whitespace-character-count="4243"/>
    <meta:user-defined meta:name="Info 1"/>
    <meta:user-defined meta:name="Info 2"/>
    <meta:user-defined meta:name="Info 3"/>
    <meta:user-defined meta:name="Info 4"/>
  </office:meta>
</office:document-meta>
</file>